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a82f" officeooo:paragraph-rsid="0004a8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linux_install</text:p>
      <text:p text:style-name="P1"/>
      <text:p text:style-name="P1">DEPMOD <text:s/>4.19.73-00040-g3d036849ccdc</text:p>
      <text:p text:style-name="P1">make[3]: Leaving directory '/home/adasone/sdkvision/ti_components/os_tools/linux/kernel/omap'</text:p>
      <text:p text:style-name="P1">make[2]: Leaving directory '/home/adasone/sdkvision/vision_sdk/build/hlos/makerules/linux'</text:p>
      <text:p text:style-name="P1">install -d /home/adasone/sdkvision/vision_sdk/binaries/apps/tda2px_evm_linux_all/hlos/linux/boot</text:p>
      <text:p text:style-name="P1">install -d /home/adasone/sdkvision/vision_sdk/../ti_components/os_tools/linux/targetfs/boot</text:p>
      <text:p text:style-name="P1">install <text:s/>/home/adasone/sdkvision/vision_sdk/../ti_components/os_tools/linux/kernel/omap/arch/arm/boot/zImage /home/adasone/sdkvision/vision_sdk/../ti_components/os_tools/linux/targetfs/boot</text:p>
      <text:p text:style-name="P1">mkimage -A arm -O linux -C none <text:s/>-T kernel -a 0x80008000 -e 0x80008000 -n 'Linux uImage' -d "/home/adasone/sdkvision/vision_sdk/../ti_components/os_tools/linux/kernel/omap/arch/arm/boot/zImage" "/home/adasone/sdkvision/vision_sdk/../ti_components/os_tools/linux/kernel/omap/arch/arm/boot/uImage"</text:p>
      <text:p text:style-name="P1">Image Name: <text:s text:c="2"/>Linux uImage</text:p>
      <text:p text:style-name="P1">Created: <text:s text:c="5"/>Tue Jul <text:s/>7 16:07:05 2020</text:p>
      <text:p text:style-name="P1">Image Type: <text:s text:c="2"/>ARM Linux Kernel Image (uncompressed)</text:p>
      <text:p text:style-name="P1">Data Size: <text:s text:c="3"/>4411904 Bytes = 4308.50 KiB = 4.21 MiB</text:p>
      <text:p text:style-name="P1">Load Address: 80008000</text:p>
      <text:p text:style-name="P1">Entry Point: <text:s/>80008000</text:p>
      <text:p text:style-name="P1">install <text:s/>/home/adasone/sdkvision/vision_sdk/../ti_components/os_tools/linux/kernel/omap/arch/arm/boot/uImage /home/adasone/sdkvision/vision_sdk/../ti_components/os_tools/linux/targetfs/boot</text:p>
      <text:p text:style-name="P1">cd /home/adasone/sdkvision/vision_sdk/../ti_components/os_tools/linux/kernel/omap/arch/arm/boot/dts/; cp -v dra76-evm-infoadas.dtb /home/adasone/sdkvision/vision_sdk/../ti_components/os_tools/linux/targetfs/boot</text:p>
      <text:p text:style-name="P1">'dra76-evm-infoadas.dtb' -&gt; '/home/adasone/sdkvision/vision_sdk/../ti_components/os_tools/linux/targetfs/boot/dra76-evm-infoadas.dtb'</text:p>
      <text:p text:style-name="P1">make <text:s/>-C /home/adasone/sdkvision/vision_sdk/../ti_components/os_tools/linux/kernel/linux-kernel-addon/memcache/build TARGET=install INSTALL_MOD_PATH=/home/adasone/sdkvision/vision_sdk/../ti_components/os_tools/linux/targetfs</text:p>
      <text:p text:style-name="P1">make[2]: Entering directory '/home/adasone/sdkvision/ti_components/os_tools/linux/kernel/linux-kernel-addon/memcache/build'</text:p>
      <text:p text:style-name="P1"># memcache: Building module</text:p>
      <text:p text:style-name="P1">make -C /home/adasone/sdkvision/vision_sdk/../ti_components/os_tools/linux/kernel/omap M=`pwd` ARCH=arm CROSS_COMPILE=/home/adasone/sdkvision/ti_components/os_tools/linux/arm/gcc-arm-8.3-2019.03-x86_64-arm-linux-gnueabihf/bin/arm-linux-gnueabihf- modules</text:p>
      <text:p text:style-name="P1">make[3]: Entering directory '/home/adasone/sdkvision/ti_components/os_tools/linux/kernel/omap'</text:p>
      <text:p text:style-name="P1"><text:s text:c="2"/>Building modules, stage 2.</text:p>
      <text:p text:style-name="P1"><text:s text:c="2"/>MODPOST 1 modules</text:p>
      <text:p text:style-name="P1">make[3]: Leaving directory '/home/adasone/sdkvision/ti_components/os_tools/linux/kernel/omap'</text:p>
      <text:p text:style-name="P1">make[2]: Leaving directory '/home/adasone/sdkvision/ti_components/os_tools/linux/kernel/linux-kernel-addon/memcache/build'</text:p>
      <text:p text:style-name="P1">make -C /home/adasone/sdkvision/vision_sdk/../ti_components/os_tools/linux/kernel/cmem/ludev/src/cmem/api DESTDIR=/home/adasone/sdkvision/vision_sdk/../ti_components/os_tools/linux/targetfs install</text:p>
      <text:p text:style-name="P1">make[2]: Entering directory '/home/adasone/sdkvision/ti_components/os_tools/linux/kernel/cmem/ludev/src/cmem/api'</text:p>
      <text:p text:style-name="P1">make[3]: Entering directory '/home/adasone/sdkvision/ti_components/os_tools/linux/kernel/cmem/ludev/src/cmem/api'</text:p>
      <text:p text:style-name="P1">test -z "/usr/lib" || mkdir -p -- "/home/adasone/sdkvision/vision_sdk/../ti_components/os_tools/linux/targetfs/usr/lib"</text:p>
      <text:p text:style-name="P1"><text:soft-page-break/><text:s/>/bin/bash ../../../libtool --mode=install /usr/bin/install -c <text:s/>'libticmem.la' '/home/adasone/sdkvision/vision_sdk/../ti_components/os_tools/linux/targetfs/usr/lib/libticmem.la'</text:p>
      <text:p text:style-name="P1">/usr/bin/install -c .libs/libticmem.so.1.0.0 /home/adasone/sdkvision/vision_sdk/../ti_components/os_tools/linux/targetfs/usr/lib/libticmem.so.1.0.0</text:p>
      <text:p text:style-name="P1">(cd /home/adasone/sdkvision/vision_sdk/../ti_components/os_tools/linux/targetfs/usr/lib &amp;&amp; { ln -s -f libticmem.so.1.0.0 libticmem.so.1 || { rm -f libticmem.so.1 &amp;&amp; ln -s libticmem.so.1.0.0 libticmem.so.1; }; })</text:p>
      <text:p text:style-name="P1">(cd /home/adasone/sdkvision/vision_sdk/../ti_components/os_tools/linux/targetfs/usr/lib &amp;&amp; { ln -s -f libticmem.so.1.0.0 libticmem.so || { rm -f libticmem.so &amp;&amp; ln -s libticmem.so.1.0.0 libticmem.so; }; })</text:p>
      <text:p text:style-name="P1">/usr/bin/install -c .libs/libticmem.lai /home/adasone/sdkvision/vision_sdk/../ti_components/os_tools/linux/targetfs/usr/lib/libticmem.la</text:p>
      <text:p text:style-name="P1">/usr/bin/install -c .libs/libticmem.a /home/adasone/sdkvision/vision_sdk/../ti_components/os_tools/linux/targetfs/usr/lib/libticmem.a</text:p>
      <text:p text:style-name="P1">chmod 644 /home/adasone/sdkvision/vision_sdk/../ti_components/os_tools/linux/targetfs/usr/lib/libticmem.a</text:p>
      <text:p text:style-name="P1">arm-linux-gnueabihf-ranlib /home/adasone/sdkvision/vision_sdk/../ti_components/os_tools/linux/targetfs/usr/lib/libticmem.a</text:p>
      <text:p text:style-name="P1">libtool: install: warning: remember to run `libtool --finish /usr/lib'</text:p>
      <text:p text:style-name="P1">test -z "/usr/include/ti" || mkdir -p -- "/home/adasone/sdkvision/vision_sdk/../ti_components/os_tools/linux/targetfs/usr/include/ti"</text:p>
      <text:p text:style-name="P1"><text:s/>/usr/bin/install -c -m 644 '../../../include/ti/cmem.h' '/home/adasone/sdkvision/vision_sdk/../ti_components/os_tools/linux/targetfs/usr/include/ti/cmem.h'</text:p>
      <text:p text:style-name="P1">make[3]: Leaving directory '/home/adasone/sdkvision/ti_components/os_tools/linux/kernel/cmem/ludev/src/cmem/api'</text:p>
      <text:p text:style-name="P1">make[2]: Leaving directory '/home/adasone/sdkvision/ti_components/os_tools/linux/kernel/cmem/ludev/src/cmem/api'</text:p>
      <text:p text:style-name="P1">make -C /home/adasone/sdkvision/vision_sdk/../ti_components/os_tools/linux/kernel/cmem/ludev/src/cmem/module EXEC_DIR=/home/adasone/sdkvision/vision_sdk/../ti_components/os_tools/linux/targetfs/opt/vision_sdk install</text:p>
      <text:p text:style-name="P1">make[2]: Entering directory '/home/adasone/sdkvision/ti_components/os_tools/linux/kernel/cmem/ludev/src/cmem/module'</text:p>
      <text:p text:style-name="P1">Making module install...</text:p>
      <text:p text:style-name="P1">install -d /home/adasone/sdkvision/vision_sdk/../ti_components/os_tools/linux/targetfs/opt/vision_sdk</text:p>
      <text:p text:style-name="P1">install cmemk.ko /home/adasone/sdkvision/vision_sdk/../ti_components/os_tools/linux/targetfs/opt/vision_sdk</text:p>
      <text:p text:style-name="P1">make[2]: Leaving directory '/home/adasone/sdkvision/ti_components/os_tools/linux/kernel/cmem/ludev/src/cmem/module'</text:p>
      <text:p text:style-name="P1">make[1]: Leaving directory '/home/adasone/sdkvision/vision_sdk/build/hlos/makerules/linux'</text:p>
      <text:p text:style-name="P1">make -C ./hlos/makerules/linux -f build_sgx.mk sgx_install</text:p>
      <text:p text:style-name="P1">make[1]: Entering directory '/home/adasone/sdkvision/vision_sdk/build/hlos/makerules/linux'</text:p>
      <text:p text:style-name="P1">make -C /home/adasone/sdkvision/vision_sdk/../ti_components/os_tools/linux/sgx/omap5-sgx-ddk-linux/eurasia_km/eurasiacon/build/linux2/omap_linux ARCH=arm CROSS_COMPILE=/home/adasone/sdkvision/ti_components/os_tools/linux/arm/gcc-arm-8.3-2019.03-x86_64-arm-linux-gnueabihf/bin/arm-linux-gnueabihf- KERNELDIR=/home/adasone/sdkvision/vision_sdk/../ti_components/os_tools/linux/kernel/omap DISCIMAGE=/home/adasone/sdkvision/vision_sdk/../ti_components/os_tools/linux/targetfs BUILD=release WINDOW_SYSTEM=nulldrmws kbuild_install</text:p>
      <text:p text:style-name="P1"><text:soft-page-break/>make[2]: Entering directory '/home/adasone/sdkvision/ti_components/os_tools/linux/sgx/omap5-sgx-ddk-linux/eurasia_km/eurasiacon/build/linux2/omap_linux'</text:p>
      <text:p text:style-name="P1">../config/compiler.mk:96: host gcc</text:p>
      <text:p text:style-name="P1">../config/compiler.mk:185: target /home/adasone/sdkvision/ti_components/os_tools/linux/arm/gcc-arm-8.3-2019.03-x86_64-arm-linux-gnueabihf/bin/arm-linux-gnueabihf-gcc</text:p>
      <text:p text:style-name="P1">******* Multiarch build: no</text:p>
      <text:p text:style-name="P1">******* Primary arch: <text:s text:c="3"/>target_armhf</text:p>
      <text:p text:style-name="P1">******* Secondary arch: <text:s/>none</text:p>
      <text:p text:style-name="P1">../config/core.mk:513: $(KERNELDIR)/vmlinux does not exist. Kbuild may fail.</text:p>
      <text:p text:style-name="P1"/>
      <text:p text:style-name="P1">File system root is /home/adasone/sdkvision/vision_sdk/../ti_components/os_tools/linux/targetfs</text:p>
      <text:p text:style-name="P1"/>
      <text:p text:style-name="P1">Installing PowerVR 'sgxddk_1.17@4948957' on /home/adasone/sdkvision/vision_sdk/../ti_components/os_tools/linux/targetfs</text:p>
      <text:p text:style-name="P1"/>
      <text:p text:style-name="P1">Installing Kernel components for architecture target_armhf</text:p>
      <text:p text:style-name="P1">chown: changing ownership of '/home/adasone/sdkvision/vision_sdk/../ti_components/os_tools/linux/targetfs/lib/modules/4.19.73-00040-g3d036849ccdc/extra/pvrsrvkm.ko': Operation not permitted</text:p>
      <text:p text:style-name="P1">kernel_module pvrsrvkm.ko -&gt; /lib/modules/4.19.73-00040-g3d036849ccdc/extra/pvrsrvkm.ko</text:p>
      <text:p text:style-name="P1"/>
      <text:p text:style-name="P1">To complete install, please run the following on the target system:</text:p>
      <text:p text:style-name="P1">$ depmod</text:p>
      <text:p text:style-name="P1">$ ldconfig</text:p>
      <text:p text:style-name="P1">make[2]: Leaving directory '/home/adasone/sdkvision/ti_components/os_tools/linux/sgx/omap5-sgx-ddk-linux/eurasia_km/eurasiacon/build/linux2/omap_linux'</text:p>
      <text:p text:style-name="P1">if [ -d <text:s/>"/home/adasone/sdkvision/vision_sdk/apps/src/hlos/modules/sgxRenderUtils" ]; then \</text:p>
      <text:p text:style-name="P1"><text:tab/>cp /home/adasone/sdkvision/vision_sdk/apps/src/hlos/modules/sgxRenderUtils/Tools/OGLES2/Build/Linux_armv7hf/ReleaseNullWS/libogles2tools.a /home/adasone/sdkvision/vision_sdk/../ti_components/os_tools/linux/targetfs/usr/lib; \</text:p>
      <text:p text:style-name="P1">fi</text:p>
      <text:p text:style-name="P1">mkdir -p /home/adasone/sdkvision/vision_sdk/../ti_components/os_tools/linux/targetfs/opt/vision_sdk</text:p>
      <text:p text:style-name="P1">cp /home/adasone/sdkvision/vision_sdk/build/hlos/scripts/linux/pvrscope /home/adasone/sdkvision/vision_sdk/../ti_components/os_tools/linux/targetfs/opt/vision_sdk</text:p>
      <text:p text:style-name="P1">make[1]: Leaving directory '/home/adasone/sdkvision/vision_sdk/build/hlos/makerules/linux'</text:p>
      <text:p text:style-name="P1">make -C ./hlos/makerules/linux -f build_uboot.mk uboot_install</text:p>
      <text:p text:style-name="P1">make[1]: Entering directory '/home/adasone/sdkvision/vision_sdk/build/hlos/makerules/linux'</text:p>
      <text:p text:style-name="P1">install -d /home/adasone/sdkvision/vision_sdk/binaries/apps/tda2px_evm_linux_all/hlos/linux/boot</text:p>
      <text:p text:style-name="P1">install /home/adasone/sdkvision/vision_sdk/../ti_components/os_tools/linux/u-boot/u-boot/MLO /home/adasone/sdkvision/vision_sdk/binaries/apps/tda2px_evm_linux_all/hlos/linux/boot</text:p>
      <text:p text:style-name="P1">install /home/adasone/sdkvision/vision_sdk/../ti_components/os_tools/linux/u-boot/u-boot/u-boot.img /home/adasone/sdkvision/vision_sdk/binaries/apps/tda2px_evm_linux_all/hlos/linux/boot</text:p>
      <text:p text:style-name="P1">cp /home/adasone/sdkvision/vision_sdk/build/hlos/scripts/linux/uenv_sd.txt /home/adasone/sdkvision/vision_sdk/binaries/apps/tda2px_evm_linux_all/hlos/linux/boot/uenv.txt</text:p>
      <text:p text:style-name="P1">make[1]: Leaving directory '/home/adasone/sdkvision/vision_sdk/build/hlos/makerules/linux'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6:21:23.904293262</meta:creation-date>
    <dc:date>2020-07-07T16:21:46.680525309</dc:date>
    <meta:editing-duration>PT24S</meta:editing-duration>
    <meta:editing-cycles>1</meta:editing-cycles>
    <meta:document-statistic meta:table-count="0" meta:image-count="0" meta:object-count="0" meta:page-count="4" meta:paragraph-count="82" meta:word-count="415" meta:character-count="9284" meta:non-whitespace-character-count="8921"/>
    <meta:generator>LibreOffice/6.0.7.3$Linux_X86_64 LibreOffice_project/00m0$Build-3</meta:generator>
  </office:meta>
</office:document-meta>
</file>